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2.895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152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6" style:family="table-cell" style:parent-style-name="Default" style:data-style-name="N111"/>
    <style:style style:name="ce21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2"/>
    <style:style style:name="ce61" style:family="table-cell" style:parent-style-name="Default">
      <style:text-properties fo:color="#c9211e"/>
    </style:style>
    <style:style style:name="ce62" style:family="table-cell" style:parent-style-name="Default">
      <style:text-properties fo:color="#168253"/>
    </style:style>
    <style:style style:name="ce63" style:family="table-cell" style:parent-style-name="Default">
      <style:text-properties fo:color="#2a6099"/>
    </style:style>
    <style:style style:name="ce64" style:family="table-cell" style:parent-style-name="Default" style:data-style-name="N2">
      <style:text-properties fo:color="#c9211e"/>
    </style:style>
    <style:style style:name="ce65" style:family="table-cell" style:parent-style-name="Default" style:data-style-name="N2">
      <style:text-properties fo:color="#168253"/>
    </style:style>
    <style:style style:name="ce66" style:family="table-cell" style:parent-style-name="Default" style:data-style-name="N2">
      <style:text-properties fo:color="#2a6099"/>
    </style:style>
    <style:style style:name="ce67" style:family="table-cell" style:parent-style-name="Default" style:data-style-name="N2">
      <style:text-properties fo:color="#e8a202"/>
    </style:style>
    <style:style style:name="ce69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ext-properties fo:color="#168253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ext-properties fo:color="#e8a202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2">
      <style:text-properties fo:color="#c9211e"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 style:data-style-name="N2">
      <style:text-properties fo:color="#168253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2">
      <style:text-properties fo:color="#2a6099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2">
      <style:text-properties fo:color="#e8a202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1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Free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2">
      <style:text-properties fo:color="#e8a202" fo:font-weight="bold" style:font-weight-asian="bold" style:font-weight-complex="bold"/>
    </style:style>
    <style:style style:name="ce85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c9211e"/>
    </style:style>
    <style:style style:name="ce34" style:family="table-cell" style:parent-style-name="Default">
      <style:text-properties fo:color="#168253"/>
    </style:style>
    <style:style style:name="ce40" style:family="table-cell" style:parent-style-name="Default">
      <style:text-properties fo:color="#2a6099"/>
    </style:style>
    <style:style style:name="ce41" style:family="table-cell" style:parent-style-name="Default" style:data-style-name="N2">
      <style:text-properties fo:color="#c9211e"/>
    </style:style>
    <style:style style:name="ce43" style:family="table-cell" style:parent-style-name="Default" style:data-style-name="N2">
      <style:text-properties fo:color="#168253"/>
    </style:style>
    <style:style style:name="ce44" style:family="table-cell" style:parent-style-name="Default" style:data-style-name="N2">
      <style:text-properties fo:color="#2a6099"/>
    </style:style>
    <style:style style:name="ce45" style:family="table-cell" style:parent-style-name="Default" style:data-style-name="N2">
      <style:text-properties fo:color="#e8a202"/>
    </style:style>
    <style:style style:name="ce46" style:family="table-cell" style:parent-style-name="Default" style:data-style-name="N111"/>
    <style:style style:name="ce47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ext-properties fo:color="#168253"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ext-properties fo:color="#e8a202"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2">
      <style:text-properties fo:color="#c9211e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2">
      <style:text-properties fo:color="#168253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2">
      <style:text-properties fo:color="#2a6099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2">
      <style:text-properties fo:color="#e8a202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FreeSans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2">
      <style:text-properties fo:color="#e8a202"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 style:data-style-name="N2"/>
    <style:style style:name="ce84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size-asian="6.80000019073486pt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12"/>
    <style:style style:name="ce9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4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Free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-26% 58%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Lohit Devanagari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/>
    </style:style>
    <style:style style:name="T5" style:family="text">
      <style:text-properties style:use-window-font-color="true" style:font-name="Times New Roman" fo:font-size="12pt" fo:font-style="normal" style:text-position="-26% 58%" style:letter-kerning="true" fo:language="en" fo:country="GB" style:language-asian="hi" style:country-asian="IN" style:font-name-asian="Lohit Devanagari" style:font-name-complex="Times New Roman" style:font-style-asian="normal" style:font-style-complex="normal"/>
    </style:style>
    <style:style style:name="T6" style:family="text">
      <style:text-properties style:font-name-complex="FreeSans" style:language-asian="zh" style:country-asian="CN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asian="Noto Sans CJK SC" style:font-name="Liberation Sans" fo:font-size="10pt" style:language-complex="none" style:country-complex="none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" style:family="text">
      <style:text-properties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language-complex="none" style:country-complex="none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use-window-font-color="true" style:font-name="Times New Roman" fo:font-size="12pt" style:text-position="-26% 58%" style:letter-kerning="true" style:language-asian="hi" style:country-asian="IN" style:font-name-asian="Lohit Devanagari" style:font-name-complex="Times New Roman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One-way ANO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5"/>
        <table:table-column table:style-name="co8" table:default-cell-style-name="ce45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therapy</text:p>
          </table:table-cell>
          <table:table-cell office:value-type="string" calcext:value-type="string">
            <text:p>mood.gain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within²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otal²</text:p>
          </table:table-cell>
          <table:table-cell table:number-columns-repeated="3"/>
          <table:table-cell table:style-name="ce60" office:value-type="string" calcext:value-type="string" table:number-columns-spanned="3" table:number-rows-spanned="1">
            <text:p>Sum of squares (SS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no.therapy</text:p>
          </table:table-cell>
          <table:table-cell table:style-name="ce41" office:value-type="float" office:value="0.6" calcext:value-type="float">
            <text:p>0.60</text:p>
          </table:table-cell>
          <table:table-cell table:style-name="ce41" table:formula="of:=([.D2] - AVERAGEIF([.B$2:.B$19]; [.B2]; [.D$2:.D$19]))" office:value-type="float" office:value="-0.116666666666667" calcext:value-type="float">
            <text:p>-0.12</text:p>
          </table:table-cell>
          <table:table-cell table:style-name="ce41" table:formula="of:=[.E2]^2" office:value-type="float" office:value="0.0136111111111111" calcext:value-type="float">
            <text:p>0.01</text:p>
          </table:table-cell>
          <table:table-cell table:formula="of:=([.D2]-[.K$6])" office:value-type="float" office:value="-0.283333333333333" calcext:value-type="float">
            <text:p>-0.28</text:p>
          </table:table-cell>
          <table:table-cell table:formula="of:=[.G2]^2" office:value-type="float" office:value="0.0802777777777778" calcext:value-type="float">
            <text:p>0.08</text:p>
          </table:table-cell>
          <table:table-cell table:number-columns-repeated="2"/>
          <table:table-cell table:style-name="ce52" office:value-type="string" calcext:value-type="string">
            <text:p>Means</text:p>
          </table:table-cell>
          <table:table-cell table:style-name="ce52" office:value-type="string" calcext:value-type="string">
            <text:p>within</text:p>
          </table:table-cell>
          <table:table-cell table:style-name="ce52" office:value-type="string" calcext:value-type="string">
            <text:p>between</text:p>
          </table:table-cell>
          <table:table-cell table:style-name="ce5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no.therapy</text:p>
          </table:table-cell>
          <table:table-cell table:style-name="ce41" office:value-type="float" office:value="0.4" calcext:value-type="float">
            <text:p>0.40</text:p>
          </table:table-cell>
          <table:table-cell table:style-name="ce41" table:formula="of:=([.D3] - AVERAGEIF([.B$2:.B$19]; [.B3]; [.D$2:.D$19]))" office:value-type="float" office:value="-0.316666666666667" calcext:value-type="float">
            <text:p>-0.32</text:p>
          </table:table-cell>
          <table:table-cell table:style-name="ce41" table:formula="of:=[.E3]^2" office:value-type="float" office:value="0.100277777777778" calcext:value-type="float">
            <text:p>0.10</text:p>
          </table:table-cell>
          <table:table-cell table:formula="of:=([.D3]-[.K$6])" office:value-type="float" office:value="-0.483333333333333" calcext:value-type="float">
            <text:p>-0.48</text:p>
          </table:table-cell>
          <table:table-cell table:formula="of:=[.G3]^2" office:value-type="float" office:value="0.233611111111111" calcext:value-type="float">
            <text:p>0.23</text:p>
          </table:table-cell>
          <table:table-cell/>
          <table:table-cell table:style-name="ce47" office:value-type="string" calcext:value-type="string">
            <text:p>anxifree</text:p>
          </table:table-cell>
          <table:table-cell table:style-name="ce53" table:formula="of:=AVERAGEIF([.B$2:.B$19]; [.J3]; [.D$2:.D$19])" office:value-type="float" office:value="0.716666666666667" calcext:value-type="float">
            <text:p>0.72</text:p>
          </table:table-cell>
          <table:table-cell table:style-name="ce53" table:formula="of:=SUMIF([.B$2:.B$19]; [.J3]; [.F$2:.F$19])" office:value-type="float" office:value="0.768333333333333" calcext:value-type="float">
            <text:p>0.77</text:p>
          </table:table-cell>
          <table:table-cell table:style-name="ce53" table:formula="of:=COUNTIF([.B$2:.B$19]; [.J3]) * ([.K3]-[.K$6]) ^ 2" office:value-type="float" office:value="0.166666666666667" calcext:value-type="float">
            <text:p>0.17</text:p>
          </table:table-cell>
          <table:table-cell table:style-name="ce53" table:formula="of:=[.L3]+[.M3]" office:value-type="float" office:value="0.935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no.therapy</text:p>
          </table:table-cell>
          <table:table-cell table:style-name="ce41" office:value-type="float" office:value="0.2" calcext:value-type="float">
            <text:p>0.20</text:p>
          </table:table-cell>
          <table:table-cell table:style-name="ce41" table:formula="of:=([.D4] - AVERAGEIF([.B$2:.B$19]; [.B4]; [.D$2:.D$19]))" office:value-type="float" office:value="-0.516666666666667" calcext:value-type="float">
            <text:p>-0.52</text:p>
          </table:table-cell>
          <table:table-cell table:style-name="ce41" table:formula="of:=[.E4]^2" office:value-type="float" office:value="0.266944444444445" calcext:value-type="float">
            <text:p>0.27</text:p>
          </table:table-cell>
          <table:table-cell table:formula="of:=([.D4]-[.K$6])" office:value-type="float" office:value="-0.683333333333333" calcext:value-type="float">
            <text:p>-0.68</text:p>
          </table:table-cell>
          <table:table-cell table:formula="of:=[.G4]^2" office:value-type="float" office:value="0.466944444444444" calcext:value-type="float">
            <text:p>0.47</text:p>
          </table:table-cell>
          <table:table-cell/>
          <table:table-cell table:style-name="ce48" office:value-type="string" calcext:value-type="string">
            <text:p>joyzepam</text:p>
          </table:table-cell>
          <table:table-cell table:style-name="ce54" table:formula="of:=AVERAGEIF([.B$2:.B$19]; [.J4]; [.D$2:.D$19])" office:value-type="float" office:value="1.48333333333333" calcext:value-type="float">
            <text:p>1.48</text:p>
          </table:table-cell>
          <table:table-cell table:style-name="ce54" table:formula="of:=SUMIF([.B$2:.B$19]; [.J4]; [.F$2:.F$19])" office:value-type="float" office:value="0.228333333333333" calcext:value-type="float">
            <text:p>0.23</text:p>
          </table:table-cell>
          <table:table-cell table:style-name="ce54" table:formula="of:=COUNTIF([.B$2:.B$19]; [.J4]) * ([.K4]-[.K$6]) ^ 2" office:value-type="float" office:value="2.16" calcext:value-type="float">
            <text:p>2.16</text:p>
          </table:table-cell>
          <table:table-cell table:style-name="ce54" table:formula="of:=[.L4]+[.M4]" office:value-type="float" office:value="2.38833333333333" calcext:value-type="float">
            <text:p>2.3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CBT</text:p>
          </table:table-cell>
          <table:table-cell table:style-name="ce41" office:value-type="float" office:value="1.1" calcext:value-type="float">
            <text:p>1.10</text:p>
          </table:table-cell>
          <table:table-cell table:style-name="ce41" table:formula="of:=([.D5] - AVERAGEIF([.B$2:.B$19]; [.B5]; [.D$2:.D$19]))" office:value-type="float" office:value="0.383333333333333" calcext:value-type="float">
            <text:p>0.38</text:p>
          </table:table-cell>
          <table:table-cell table:style-name="ce41" table:formula="of:=[.E5]^2" office:value-type="float" office:value="0.146944444444444" calcext:value-type="float">
            <text:p>0.15</text:p>
          </table:table-cell>
          <table:table-cell table:formula="of:=([.D5]-[.K$6])" office:value-type="float" office:value="0.216666666666667" calcext:value-type="float">
            <text:p>0.22</text:p>
          </table:table-cell>
          <table:table-cell table:formula="of:=[.G5]^2" office:value-type="float" office:value="0.0469444444444444" calcext:value-type="float">
            <text:p>0.05</text:p>
          </table:table-cell>
          <table:table-cell/>
          <table:table-cell table:style-name="ce49" office:value-type="string" calcext:value-type="string">
            <text:p>placebo</text:p>
          </table:table-cell>
          <table:table-cell table:style-name="ce55" table:formula="of:=AVERAGEIF([.B$2:.B$19]; [.J5]; [.D$2:.D$19])" office:value-type="float" office:value="0.45" calcext:value-type="float">
            <text:p>0.45</text:p>
          </table:table-cell>
          <table:table-cell table:style-name="ce55" table:formula="of:=SUMIF([.B$2:.B$19]; [.J5]; [.F$2:.F$19])" office:value-type="float" office:value="0.395" calcext:value-type="float">
            <text:p>0.40</text:p>
          </table:table-cell>
          <table:table-cell table:style-name="ce55" table:formula="of:=COUNTIF([.B$2:.B$19]; [.J5]) * ([.K5]-[.K$6]) ^ 2" office:value-type="float" office:value="1.12666666666667" calcext:value-type="float">
            <text:p>1.13</text:p>
          </table:table-cell>
          <table:table-cell table:style-name="ce55" table:formula="of:=[.L5]+[.M5]" office:value-type="float" office:value="1.52166666666667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CBT</text:p>
          </table:table-cell>
          <table:table-cell table:style-name="ce41" office:value-type="float" office:value="0.8" calcext:value-type="float">
            <text:p>0.80</text:p>
          </table:table-cell>
          <table:table-cell table:style-name="ce41" table:formula="of:=([.D6] - AVERAGEIF([.B$2:.B$19]; [.B6]; [.D$2:.D$19]))" office:value-type="float" office:value="0.0833333333333333" calcext:value-type="float">
            <text:p>0.08</text:p>
          </table:table-cell>
          <table:table-cell table:style-name="ce41" table:formula="of:=[.E6]^2" office:value-type="float" office:value="0.00694444444444443" calcext:value-type="float">
            <text:p>0.01</text:p>
          </table:table-cell>
          <table:table-cell table:formula="of:=([.D6]-[.K$6])" office:value-type="float" office:value="-0.0833333333333334" calcext:value-type="float">
            <text:p>-0.08</text:p>
          </table:table-cell>
          <table:table-cell table:formula="of:=[.G6]^2" office:value-type="float" office:value="0.00694444444444445" calcext:value-type="float">
            <text:p>0.01</text:p>
          </table:table-cell>
          <table:table-cell/>
          <table:table-cell table:style-name="ce50" office:value-type="string" calcext:value-type="string">
            <text:p>total</text:p>
          </table:table-cell>
          <table:table-cell table:style-name="ce56" table:formula="of:=AVERAGE([.D2:.D19])" office:value-type="float" office:value="0.883333333333333" calcext:value-type="float">
            <text:p>0.88</text:p>
          </table:table-cell>
          <table:table-cell table:style-name="ce68" table:formula="of:=SUM([.L3:.L5])" office:value-type="float" office:value="1.39166666666667" calcext:value-type="float">
            <text:p>1.39</text:p>
          </table:table-cell>
          <table:table-cell table:style-name="ce68" table:formula="of:=SUM([.M3:.M5])" office:value-type="float" office:value="3.45333333333333" calcext:value-type="float">
            <text:p>3.45</text:p>
          </table:table-cell>
          <table:table-cell table:style-name="ce68" table:formula="of:=SUM([.N3:.N5])" office:value-type="float" office:value="4.845" calcext:value-type="float">
            <text:p>4.85</text:p>
          </table:table-cell>
          <table:table-cell table:style-name="ce80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office:value-type="string" calcext:value-type="string">
            <text:p>anxifree</text:p>
          </table:table-cell>
          <table:table-cell table:style-name="ce31" office:value-type="string" calcext:value-type="string">
            <text:p>CBT</text:p>
          </table:table-cell>
          <table:table-cell table:style-name="ce41" office:value-type="float" office:value="1.2" calcext:value-type="float">
            <text:p>1.20</text:p>
          </table:table-cell>
          <table:table-cell table:style-name="ce41" table:formula="of:=([.D7] - AVERAGEIF([.B$2:.B$19]; [.B7]; [.D$2:.D$19]))" office:value-type="float" office:value="0.483333333333333" calcext:value-type="float">
            <text:p>0.48</text:p>
          </table:table-cell>
          <table:table-cell table:style-name="ce41" table:formula="of:=[.E7]^2" office:value-type="float" office:value="0.233611111111111" calcext:value-type="float">
            <text:p>0.23</text:p>
          </table:table-cell>
          <table:table-cell table:formula="of:=([.D7]-[.K$6])" office:value-type="float" office:value="0.316666666666667" calcext:value-type="float">
            <text:p>0.32</text:p>
          </table:table-cell>
          <table:table-cell table:formula="of:=[.G7]^2" office:value-type="float" office:value="0.100277777777778" calcext:value-type="float">
            <text:p>0.1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no.therapy</text:p>
          </table:table-cell>
          <table:table-cell table:style-name="ce43" office:value-type="float" office:value="1.4" calcext:value-type="float">
            <text:p>1.40</text:p>
          </table:table-cell>
          <table:table-cell table:style-name="ce43" table:formula="of:=([.D8] - AVERAGEIF([.B$2:.B$19]; [.B8]; [.D$2:.D$19]))" office:value-type="float" office:value="-0.0833333333333335" calcext:value-type="float">
            <text:p>-0.08</text:p>
          </table:table-cell>
          <table:table-cell table:style-name="ce43" table:formula="of:=[.E8]^2" office:value-type="float" office:value="0.00694444444444447" calcext:value-type="float">
            <text:p>0.01</text:p>
          </table:table-cell>
          <table:table-cell table:formula="of:=([.D8]-[.K$6])" office:value-type="float" office:value="0.516666666666666" calcext:value-type="float">
            <text:p>0.52</text:p>
          </table:table-cell>
          <table:table-cell table:formula="of:=[.G8]^2" office:value-type="float" office:value="0.266944444444444" calcext:value-type="float">
            <text:p>0.27</text:p>
          </table:table-cell>
          <table:table-cell table:number-columns-repeated="2"/>
          <table:table-cell table:style-name="ce57" office:value-type="string" calcext:value-type="string">
            <text:p>SS</text:p>
          </table:table-cell>
          <table:table-cell table:style-name="ce57" office:value-type="string" calcext:value-type="string">
            <text:p>df</text:p>
          </table:table-cell>
          <table:table-cell table:style-name="ce57" office:value-type="string" calcext:value-type="string">
            <text:p>MS</text:p>
          </table:table-cell>
          <table:table-cell table:style-name="ce57" office:value-type="string" calcext:value-type="string">
            <text:p>F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η²</text:p>
          </table:table-cell>
          <table:table-cell table:style-name="ce57" office:value-type="string" calcext:value-type="string">
            <text:p>ω²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no.therapy</text:p>
          </table:table-cell>
          <table:table-cell table:style-name="ce43" office:value-type="float" office:value="1.7" calcext:value-type="float">
            <text:p>1.70</text:p>
          </table:table-cell>
          <table:table-cell table:style-name="ce43" table:formula="of:=([.D9] - AVERAGEIF([.B$2:.B$19]; [.B9]; [.D$2:.D$19]))" office:value-type="float" office:value="0.216666666666667" calcext:value-type="float">
            <text:p>0.22</text:p>
          </table:table-cell>
          <table:table-cell table:style-name="ce43" table:formula="of:=[.E9]^2" office:value-type="float" office:value="0.0469444444444445" calcext:value-type="float">
            <text:p>0.05</text:p>
          </table:table-cell>
          <table:table-cell table:formula="of:=([.D9]-[.K$6])" office:value-type="float" office:value="0.816666666666667" calcext:value-type="float">
            <text:p>0.82</text:p>
          </table:table-cell>
          <table:table-cell table:formula="of:=[.G9]^2" office:value-type="float" office:value="0.666944444444445" calcext:value-type="float">
            <text:p>0.67</text:p>
          </table:table-cell>
          <table:table-cell/>
          <table:table-cell table:style-name="ce51" office:value-type="string" calcext:value-type="string">
            <text:p>between</text:p>
          </table:table-cell>
          <table:table-cell table:style-name="ce58" table:formula="of:=SUM([.M3:.M5])" office:value-type="float" office:value="3.45333333333333" calcext:value-type="float">
            <text:p>3.453</text:p>
          </table:table-cell>
          <table:table-cell table:style-name="ce73" office:value-type="float" office:value="2" calcext:value-type="float">
            <text:p>2</text:p>
          </table:table-cell>
          <table:table-cell table:style-name="ce58" table:formula="of:=[.K9]/[.L9]" office:value-type="float" office:value="1.72666666666667" calcext:value-type="float">
            <text:p>1.727</text:p>
          </table:table-cell>
          <table:table-cell table:style-name="ce58" table:formula="of:=[.M9]/[.M10]" office:value-type="float" office:value="18.6107784431138" calcext:value-type="float">
            <text:p>18.611</text:p>
          </table:table-cell>
          <table:table-cell table:style-name="ce84" table:formula="of:=COM.MICROSOFT.F.DIST.RT([.N9];[.L9];[.L10])" office:value-type="float" office:value="0.0000864591233791235" calcext:value-type="float">
            <text:p>0.0001</text:p>
          </table:table-cell>
          <table:table-cell table:style-name="ce46" table:formula="of:=[.K9]/[.K11]" office:value-type="float" office:value="0.712762297901617" calcext:value-type="float">
            <text:p>0.713</text:p>
          </table:table-cell>
          <table:table-cell table:style-name="ce46" table:formula="of:=([.K9]-[.L9]*[.M10]) / ([.K11]+[.M10])" office:value-type="float" office:value="0.661791179117912" calcext:value-type="float">
            <text:p>0.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no.therapy</text:p>
          </table:table-cell>
          <table:table-cell table:style-name="ce43" office:value-type="float" office:value="1.3" calcext:value-type="float">
            <text:p>1.30</text:p>
          </table:table-cell>
          <table:table-cell table:style-name="ce43" table:formula="of:=([.D10] - AVERAGEIF([.B$2:.B$19]; [.B10]; [.D$2:.D$19]))" office:value-type="float" office:value="-0.183333333333333" calcext:value-type="float">
            <text:p>-0.18</text:p>
          </table:table-cell>
          <table:table-cell table:style-name="ce43" table:formula="of:=[.E10]^2" office:value-type="float" office:value="0.0336111111111111" calcext:value-type="float">
            <text:p>0.03</text:p>
          </table:table-cell>
          <table:table-cell table:formula="of:=([.D10]-[.K$6])" office:value-type="float" office:value="0.416666666666667" calcext:value-type="float">
            <text:p>0.42</text:p>
          </table:table-cell>
          <table:table-cell table:formula="of:=[.G10]^2" office:value-type="float" office:value="0.173611111111111" calcext:value-type="float">
            <text:p>0.17</text:p>
          </table:table-cell>
          <table:table-cell/>
          <table:table-cell table:style-name="ce51" office:value-type="string" calcext:value-type="string">
            <text:p>within</text:p>
          </table:table-cell>
          <table:table-cell table:style-name="ce58" table:formula="of:=SUM([.L3:.L5])" office:value-type="float" office:value="1.39166666666667" calcext:value-type="float">
            <text:p>1.392</text:p>
          </table:table-cell>
          <table:table-cell table:style-name="ce73" table:formula="of:=COUNT([.D2:.D19]) - 3" office:value-type="float" office:value="15" calcext:value-type="float">
            <text:p>15</text:p>
          </table:table-cell>
          <table:table-cell table:style-name="ce58" table:formula="of:=[.K10]/[.L10]" office:value-type="float" office:value="0.0927777777777778" calcext:value-type="float">
            <text:p>0.093</text:p>
          </table:table-cell>
          <table:table-cell table:style-name="ce58"/>
          <table:table-cell table:style-name="ce52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CBT</text:p>
          </table:table-cell>
          <table:table-cell table:style-name="ce43" office:value-type="float" office:value="1.8" calcext:value-type="float">
            <text:p>1.80</text:p>
          </table:table-cell>
          <table:table-cell table:style-name="ce43" table:formula="of:=([.D11] - AVERAGEIF([.B$2:.B$19]; [.B11]; [.D$2:.D$19]))" office:value-type="float" office:value="0.316666666666667" calcext:value-type="float">
            <text:p>0.32</text:p>
          </table:table-cell>
          <table:table-cell table:style-name="ce43" table:formula="of:=[.E11]^2" office:value-type="float" office:value="0.100277777777778" calcext:value-type="float">
            <text:p>0.10</text:p>
          </table:table-cell>
          <table:table-cell table:formula="of:=([.D11]-[.K$6])" office:value-type="float" office:value="0.916666666666667" calcext:value-type="float">
            <text:p>0.92</text:p>
          </table:table-cell>
          <table:table-cell table:formula="of:=[.G11]^2" office:value-type="float" office:value="0.840277777777778" calcext:value-type="float">
            <text:p>0.84</text:p>
          </table:table-cell>
          <table:table-cell/>
          <table:table-cell table:style-name="ce51" office:value-type="string" calcext:value-type="string">
            <text:p>total</text:p>
          </table:table-cell>
          <table:table-cell table:style-name="ce58" table:formula="of:=SUM([.H2:.H19])" office:value-type="float" office:value="4.845" calcext:value-type="float">
            <text:p>4.845</text:p>
          </table:table-cell>
          <table:table-cell table:style-name="ce58" table:number-columns-repeated="3"/>
          <table:table-cell table:style-name="ce5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CBT</text:p>
          </table:table-cell>
          <table:table-cell table:style-name="ce43" office:value-type="float" office:value="1.3" calcext:value-type="float">
            <text:p>1.30</text:p>
          </table:table-cell>
          <table:table-cell table:style-name="ce43" table:formula="of:=([.D12] - AVERAGEIF([.B$2:.B$19]; [.B12]; [.D$2:.D$19]))" office:value-type="float" office:value="-0.183333333333333" calcext:value-type="float">
            <text:p>-0.18</text:p>
          </table:table-cell>
          <table:table-cell table:style-name="ce43" table:formula="of:=[.E12]^2" office:value-type="float" office:value="0.0336111111111111" calcext:value-type="float">
            <text:p>0.03</text:p>
          </table:table-cell>
          <table:table-cell table:formula="of:=([.D12]-[.K$6])" office:value-type="float" office:value="0.416666666666667" calcext:value-type="float">
            <text:p>0.42</text:p>
          </table:table-cell>
          <table:table-cell table:formula="of:=[.G12]^2" office:value-type="float" office:value="0.173611111111111" calcext:value-type="float">
            <text:p>0.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4" office:value-type="string" calcext:value-type="string">
            <text:p>joyzepam</text:p>
          </table:table-cell>
          <table:table-cell table:style-name="ce34" office:value-type="string" calcext:value-type="string">
            <text:p>CBT</text:p>
          </table:table-cell>
          <table:table-cell table:style-name="ce43" office:value-type="float" office:value="1.4" calcext:value-type="float">
            <text:p>1.40</text:p>
          </table:table-cell>
          <table:table-cell table:style-name="ce43" table:formula="of:=([.D13] - AVERAGEIF([.B$2:.B$19]; [.B13]; [.D$2:.D$19]))" office:value-type="float" office:value="-0.0833333333333335" calcext:value-type="float">
            <text:p>-0.08</text:p>
          </table:table-cell>
          <table:table-cell table:style-name="ce43" table:formula="of:=[.E13]^2" office:value-type="float" office:value="0.00694444444444447" calcext:value-type="float">
            <text:p>0.01</text:p>
          </table:table-cell>
          <table:table-cell table:formula="of:=([.D13]-[.K$6])" office:value-type="float" office:value="0.516666666666666" calcext:value-type="float">
            <text:p>0.52</text:p>
          </table:table-cell>
          <table:table-cell table:formula="of:=[.G13]^2" office:value-type="float" office:value="0.266944444444444" calcext:value-type="float">
            <text:p>0.2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no.therapy</text:p>
          </table:table-cell>
          <table:table-cell table:style-name="ce44" office:value-type="float" office:value="0.5" calcext:value-type="float">
            <text:p>0.50</text:p>
          </table:table-cell>
          <table:table-cell table:style-name="ce44" table:formula="of:=([.D14] - AVERAGEIF([.B$2:.B$19]; [.B14]; [.D$2:.D$19]))" office:value-type="float" office:value="0.05" calcext:value-type="float">
            <text:p>0.05</text:p>
          </table:table-cell>
          <table:table-cell table:style-name="ce44" table:formula="of:=[.E14]^2" office:value-type="float" office:value="0.0025" calcext:value-type="float">
            <text:p>0.00</text:p>
          </table:table-cell>
          <table:table-cell table:formula="of:=([.D14]-[.K$6])" office:value-type="float" office:value="-0.383333333333333" calcext:value-type="float">
            <text:p>-0.38</text:p>
          </table:table-cell>
          <table:table-cell table:formula="of:=[.G14]^2" office:value-type="float" office:value="0.146944444444445" calcext:value-type="float">
            <text:p>0.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no.therapy</text:p>
          </table:table-cell>
          <table:table-cell table:style-name="ce44" office:value-type="float" office:value="0.3" calcext:value-type="float">
            <text:p>0.30</text:p>
          </table:table-cell>
          <table:table-cell table:style-name="ce44" table:formula="of:=([.D15] - AVERAGEIF([.B$2:.B$19]; [.B15]; [.D$2:.D$19]))" office:value-type="float" office:value="-0.15" calcext:value-type="float">
            <text:p>-0.15</text:p>
          </table:table-cell>
          <table:table-cell table:style-name="ce44" table:formula="of:=[.E15]^2" office:value-type="float" office:value="0.0225" calcext:value-type="float">
            <text:p>0.02</text:p>
          </table:table-cell>
          <table:table-cell table:formula="of:=([.D15]-[.K$6])" office:value-type="float" office:value="-0.583333333333333" calcext:value-type="float">
            <text:p>-0.58</text:p>
          </table:table-cell>
          <table:table-cell table:formula="of:=[.G15]^2" office:value-type="float" office:value="0.340277777777778" calcext:value-type="float">
            <text:p>0.3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no.therapy</text:p>
          </table:table-cell>
          <table:table-cell table:style-name="ce44" office:value-type="float" office:value="0.1" calcext:value-type="float">
            <text:p>0.10</text:p>
          </table:table-cell>
          <table:table-cell table:style-name="ce44" table:formula="of:=([.D16] - AVERAGEIF([.B$2:.B$19]; [.B16]; [.D$2:.D$19]))" office:value-type="float" office:value="-0.35" calcext:value-type="float">
            <text:p>-0.35</text:p>
          </table:table-cell>
          <table:table-cell table:style-name="ce44" table:formula="of:=[.E16]^2" office:value-type="float" office:value="0.1225" calcext:value-type="float">
            <text:p>0.12</text:p>
          </table:table-cell>
          <table:table-cell table:formula="of:=([.D16]-[.K$6])" office:value-type="float" office:value="-0.783333333333333" calcext:value-type="float">
            <text:p>-0.78</text:p>
          </table:table-cell>
          <table:table-cell table:formula="of:=[.G16]^2" office:value-type="float" office:value="0.613611111111111" calcext:value-type="float">
            <text:p>0.6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CBT</text:p>
          </table:table-cell>
          <table:table-cell table:style-name="ce44" office:value-type="float" office:value="0.6" calcext:value-type="float">
            <text:p>0.60</text:p>
          </table:table-cell>
          <table:table-cell table:style-name="ce44" table:formula="of:=([.D17] - AVERAGEIF([.B$2:.B$19]; [.B17]; [.D$2:.D$19]))" office:value-type="float" office:value="0.15" calcext:value-type="float">
            <text:p>0.15</text:p>
          </table:table-cell>
          <table:table-cell table:style-name="ce44" table:formula="of:=[.E17]^2" office:value-type="float" office:value="0.0225" calcext:value-type="float">
            <text:p>0.02</text:p>
          </table:table-cell>
          <table:table-cell table:formula="of:=([.D17]-[.K$6])" office:value-type="float" office:value="-0.283333333333333" calcext:value-type="float">
            <text:p>-0.28</text:p>
          </table:table-cell>
          <table:table-cell table:formula="of:=[.G17]^2" office:value-type="float" office:value="0.0802777777777778" calcext:value-type="float">
            <text:p>0.0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CBT</text:p>
          </table:table-cell>
          <table:table-cell table:style-name="ce44" office:value-type="float" office:value="0.9" calcext:value-type="float">
            <text:p>0.90</text:p>
          </table:table-cell>
          <table:table-cell table:style-name="ce44" table:formula="of:=([.D18] - AVERAGEIF([.B$2:.B$19]; [.B18]; [.D$2:.D$19]))" office:value-type="float" office:value="0.45" calcext:value-type="float">
            <text:p>0.45</text:p>
          </table:table-cell>
          <table:table-cell table:style-name="ce44" table:formula="of:=[.E18]^2" office:value-type="float" office:value="0.2025" calcext:value-type="float">
            <text:p>0.20</text:p>
          </table:table-cell>
          <table:table-cell table:formula="of:=([.D18]-[.K$6])" office:value-type="float" office:value="0.0166666666666666" calcext:value-type="float">
            <text:p>0.02</text:p>
          </table:table-cell>
          <table:table-cell table:formula="of:=[.G18]^2" office:value-type="float" office:value="0.000277777777777776" calcext:value-type="float">
            <text:p>0.0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0" office:value-type="string" calcext:value-type="string">
            <text:p>placebo</text:p>
          </table:table-cell>
          <table:table-cell table:style-name="ce40" office:value-type="string" calcext:value-type="string">
            <text:p>CBT</text:p>
          </table:table-cell>
          <table:table-cell table:style-name="ce44" office:value-type="float" office:value="0.3" calcext:value-type="float">
            <text:p>0.30</text:p>
          </table:table-cell>
          <table:table-cell table:style-name="ce44" table:formula="of:=([.D19] - AVERAGEIF([.B$2:.B$19]; [.B19]; [.D$2:.D$19]))" office:value-type="float" office:value="-0.15" calcext:value-type="float">
            <text:p>-0.15</text:p>
          </table:table-cell>
          <table:table-cell table:style-name="ce44" table:formula="of:=[.E19]^2" office:value-type="float" office:value="0.0225" calcext:value-type="float">
            <text:p>0.02</text:p>
          </table:table-cell>
          <table:table-cell table:formula="of:=([.D19]-[.K$6])" office:value-type="float" office:value="-0.583333333333333" calcext:value-type="float">
            <text:p>-0.58</text:p>
          </table:table-cell>
          <table:table-cell table:formula="of:=[.G19]^2" office:value-type="float" office:value="0.340277777777778" calcext:value-type="float">
            <text:p>0.34</text:p>
          </table:table-cell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51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  <table:table-cell table:style-name="ce60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style-name="ce46"/>
          <table:table-cell table:number-columns-repeated="2"/>
          <table:table-cell table:style-name="ce52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59"/>
          <table:table-cell table:style-name="ce53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table:style-name="ce59"/>
          <table:table-cell table:number-columns-repeated="6"/>
        </table:table-row>
      </table:table>
      <table:table table:name="Factorial ANOVA" table:style-name="ta1">
        <table:table-column table:style-name="co1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2" table:default-cell-style-name="ce46"/>
        <table:table-column table:style-name="co12" table:number-columns-repeated="10" table:default-cell-style-name="Default"/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drug</text:p>
          </table:table-cell>
          <table:table-cell table:style-name="ce51" office:value-type="string" calcext:value-type="string">
            <text:p>therapy</text:p>
          </table:table-cell>
          <table:table-cell table:style-name="ce51" office:value-type="string" calcext:value-type="string">
            <text:p>mood.gain</text:p>
          </table:table-cell>
          <table:table-cell table:style-name="ce51"/>
          <table:table-cell table:style-name="ce51" office:value-type="string" calcext:value-type="string">
            <text:p>Main effects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5" calcext:value-type="float">
            <text:p>0.50</text:p>
          </table:table-cell>
          <table:table-cell table:style-name="ce35"/>
          <table:table-cell/>
          <table:table-cell table:style-name="Default"/>
          <table:table-cell office:value-type="string" calcext:value-type="string">
            <text:p>Sum of squares (SS)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3" calcext:value-type="float">
            <text:p>0.30</text:p>
          </table:table-cell>
          <table:table-cell table:style-name="ce35"/>
          <table:table-cell/>
          <table:table-cell table:style-name="Default" office:value-type="string" calcext:value-type="string">
            <text:p>Means</text:p>
          </table:table-cell>
          <table:table-cell office:value-type="string" calcext:value-type="string">
            <text:p>betwe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1" calcext:value-type="float">
            <text:p>0.10</text:p>
          </table:table-cell>
          <table:table-cell table:style-name="ce35"/>
          <table:table-cell office:value-type="string" calcext:value-type="string">
            <text:p>placebo</text:p>
          </table:table-cell>
          <table:table-cell table:formula="of:=AVERAGEIF([.B$2:.B$19]; [.F4]; [.D$2:.D$19])" office:value-type="float" office:value="0.45" calcext:value-type="float">
            <text:p>0.450</text:p>
          </table:table-cell>
          <table:table-cell table:style-name="ce46" table:formula="of:=COUNTIF([.B$2:.B$19]; [.F4]) * ([.G4]-[.G$9]) ^ 2" office:value-type="float" office:value="1.12666666666667" calcext:value-type="float">
            <text:p>1.12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6" calcext:value-type="float">
            <text:p>0.60</text:p>
          </table:table-cell>
          <table:table-cell table:style-name="ce35"/>
          <table:table-cell office:value-type="string" calcext:value-type="string">
            <text:p>anxifree</text:p>
          </table:table-cell>
          <table:table-cell table:formula="of:=AVERAGEIF([.B$2:.B$19]; [.F5]; [.D$2:.D$19])" office:value-type="float" office:value="0.716666666666667" calcext:value-type="float">
            <text:p>0.717</text:p>
          </table:table-cell>
          <table:table-cell table:style-name="ce46" table:formula="of:=COUNTIF([.B$2:.B$19]; [.F5]) * ([.G5]-[.G$9]) ^ 2" office:value-type="float" office:value="0.166666666666667" calcext:value-type="float">
            <text:p>0.1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4" calcext:value-type="float">
            <text:p>0.40</text:p>
          </table:table-cell>
          <table:table-cell table:style-name="ce35"/>
          <table:table-cell office:value-type="string" calcext:value-type="string">
            <text:p>joyzepam</text:p>
          </table:table-cell>
          <table:table-cell table:formula="of:=AVERAGEIF([.B$2:.B$19]; [.F6]; [.D$2:.D$19])" office:value-type="float" office:value="1.48333333333333" calcext:value-type="float">
            <text:p>1.483</text:p>
          </table:table-cell>
          <table:table-cell table:style-name="ce46" table:formula="of:=COUNTIF([.B$2:.B$19]; [.F6]) * ([.G6]-[.G$9]) ^ 2" office:value-type="float" office:value="2.16" calcext:value-type="float">
            <text:p>2.160</text:p>
          </table:table-cell>
          <table:table-cell/>
          <table:table-cell table:style-name="ce36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0.2" calcext:value-type="float">
            <text:p>0.20</text:p>
          </table:table-cell>
          <table:table-cell table:style-name="ce35"/>
          <table:table-cell table:style-name="ce36" office:value-type="string" calcext:value-type="string">
            <text:p>no.therapy</text:p>
          </table:table-cell>
          <table:table-cell table:formula="of:=AVERAGEIF([.C$2:.C$19]; [.F7]; [.D$2:.D$19])" office:value-type="float" office:value="0.722222222222222" calcext:value-type="float">
            <text:p>0.722</text:p>
          </table:table-cell>
          <table:table-cell table:style-name="ce46" table:formula="of:=COUNTIF([.C$2:.C$19]; [.F7]) * ([.G7]-[.G$9]) ^ 2" office:value-type="float" office:value="0.233611111111111" calcext:value-type="float">
            <text:p>0.234</text:p>
          </table:table-cell>
          <table:table-cell/>
          <table:table-cell table:style-name="ce36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1.4" calcext:value-type="float">
            <text:p>1.40</text:p>
          </table:table-cell>
          <table:table-cell table:style-name="ce35"/>
          <table:table-cell table:style-name="ce36" office:value-type="string" calcext:value-type="string">
            <text:p>CBT</text:p>
          </table:table-cell>
          <table:table-cell table:formula="of:=AVERAGEIF([.C$2:.C$19]; [.F8]; [.D$2:.D$19])" office:value-type="float" office:value="1.04444444444444" calcext:value-type="float">
            <text:p>1.044</text:p>
          </table:table-cell>
          <table:table-cell table:style-name="ce46" table:formula="of:=COUNTIF([.C$2:.C$19]; [.F8]) * ([.G8]-[.G$9]) ^ 2" office:value-type="float" office:value="0.233611111111111" calcext:value-type="float">
            <text:p>0.23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1.7" calcext:value-type="float">
            <text:p>1.70</text:p>
          </table:table-cell>
          <table:table-cell table:style-name="ce35"/>
          <table:table-cell office:value-type="string" calcext:value-type="string">
            <text:p>total</text:p>
          </table:table-cell>
          <table:table-cell table:formula="of:=AVERAGE([.D$2:.D$19])" office:value-type="float" office:value="0.883333333333333" calcext:value-type="float">
            <text:p>0.883</text:p>
          </table:table-cell>
          <table:table-cell table:style-name="ce80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no.therapy</text:p>
          </table:table-cell>
          <table:table-cell table:style-name="ce80" office:value-type="float" office:value="1.3" calcext:value-type="float">
            <text:p>1.30</text:p>
          </table:table-cell>
          <table:table-cell table:style-name="ce35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CBT</text:p>
          </table:table-cell>
          <table:table-cell table:style-name="ce80" office:value-type="float" office:value="0.6" calcext:value-type="float">
            <text:p>0.60</text:p>
          </table:table-cell>
          <table:table-cell table:style-name="ce35"/>
          <table:table-cell table:style-name="ce37"/>
          <table:table-cell table:style-name="ce37" office:value-type="string" calcext:value-type="string">
            <text:p>SS</text:p>
          </table:table-cell>
          <table:table-cell table:style-name="ce37" office:value-type="string" calcext:value-type="string">
            <text:p>df</text:p>
          </table:table-cell>
          <table:table-cell table:style-name="ce37" office:value-type="string" calcext:value-type="string">
            <text:p>MS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CBT</text:p>
          </table:table-cell>
          <table:table-cell table:style-name="ce80" office:value-type="float" office:value="0.9" calcext:value-type="float">
            <text:p>0.90</text:p>
          </table:table-cell>
          <table:table-cell table:style-name="ce35"/>
          <table:table-cell table:style-name="ce37" office:value-type="string" calcext:value-type="string">
            <text:p>drug</text:p>
          </table:table-cell>
          <table:table-cell table:formula="of:=SUM([.H4:.H6])" office:value-type="float" office:value="3.45333333333333" calcext:value-type="float">
            <text:p>3.453</text:p>
          </table:table-cell>
          <table:table-cell office:value-type="float" office:value="2" calcext:value-type="float">
            <text:p>2</text:p>
          </table:table-cell>
          <table:table-cell table:style-name="ce46" table:formula="of:=[.G12]/[.H12]" office:value-type="float" office:value="1.72666666666667" calcext:value-type="float">
            <text:p>1.727</text:p>
          </table:table-cell>
          <table:table-cell table:style-name="ce46" table:formula="of:=[.I12]/[.I$14]" office:value-type="float" office:value="26.1490384615384" calcext:value-type="float">
            <text:p>26.149</text:p>
          </table:table-cell>
          <table:table-cell table:style-name="ce39" table:formula="of:=COM.MICROSOFT.F.DIST.RT([.J12]; [.H12]; [.H$14])" office:value-type="float" office:value="0.0000187236162411551" calcext:value-type="float">
            <text:p>0.00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CBT</text:p>
          </table:table-cell>
          <table:table-cell table:style-name="ce80" office:value-type="float" office:value="0.3" calcext:value-type="float">
            <text:p>0.30</text:p>
          </table:table-cell>
          <table:table-cell table:style-name="ce35"/>
          <table:table-cell table:style-name="ce37" office:value-type="string" calcext:value-type="string">
            <text:p>therapy</text:p>
          </table:table-cell>
          <table:table-cell table:formula="of:=SUM([.H7:.H8])" office:value-type="float" office:value="0.467222222222222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style-name="ce46" table:formula="of:=[.G13]/[.H13]" office:value-type="float" office:value="0.467222222222222" calcext:value-type="float">
            <text:p>0.467</text:p>
          </table:table-cell>
          <table:table-cell table:style-name="ce46" table:formula="of:=[.I13]/[.I$14]" office:value-type="float" office:value="7.07572115384613" calcext:value-type="float">
            <text:p>7.076</text:p>
          </table:table-cell>
          <table:table-cell table:style-name="ce39" table:formula="of:=COM.MICROSOFT.F.DIST.RT([.J13]; [.H13];[.H$14])" office:value-type="float" office:value="0.0186602355173393" calcext:value-type="float">
            <text:p>0.018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1" calcext:value-type="float">
            <text:p>1.10</text:p>
          </table:table-cell>
          <table:table-cell table:style-name="ce35"/>
          <table:table-cell table:style-name="ce37" office:value-type="string" calcext:value-type="string">
            <text:p>Residuals</text:p>
          </table:table-cell>
          <table:table-cell table:formula="of:=[.D20]-SUM([.G12:.G13])" office:value-type="float" office:value="0.924444444444448" calcext:value-type="float">
            <text:p>0.924</text:p>
          </table:table-cell>
          <table:table-cell table:formula="of:=COUNT([.D2:.D19]) - [.H12]-[.H13] - 1" office:value-type="float" office:value="14" calcext:value-type="float">
            <text:p>14</text:p>
          </table:table-cell>
          <table:table-cell table:style-name="ce46" table:formula="of:=[.G14]/[.H14]" office:value-type="float" office:value="0.0660317460317463" calcext:value-type="float">
            <text:p>0.066</text:p>
          </table:table-cell>
          <table:table-cell table:style-name="ce46" table:number-columns-repeated="2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CBT</text:p>
          </table:table-cell>
          <table:table-cell table:style-name="ce80" office:value-type="float" office:value="0.8" calcext:value-type="float">
            <text:p>0.80</text:p>
          </table:table-cell>
          <table:table-cell table:style-name="ce35"/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xifree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2" calcext:value-type="float">
            <text:p>1.20</text:p>
          </table:table-cell>
          <table:table-cell table:style-name="ce35"/>
          <table:table-cell/>
          <table:table-cell table:style-name="Default" office:value-type="string" calcext:value-type="string">
            <text:p>η²</text:p>
          </table:table-cell>
          <table:table-cell office:value-type="string" calcext:value-type="string">
            <text:p>ω²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8" calcext:value-type="float">
            <text:p>1.80</text:p>
          </table:table-cell>
          <table:table-cell table:style-name="ce35"/>
          <table:table-cell office:value-type="string" calcext:value-type="string">
            <text:p>drug</text:p>
          </table:table-cell>
          <table:table-cell table:formula="of:=[.G12] / [.D$20]" office:value-type="float" office:value="0.712762297901617" calcext:value-type="float">
            <text:p>0.713</text:p>
          </table:table-cell>
          <table:table-cell table:style-name="ce46" table:formula="of:=([.G12] - [.H12] * [.I$14]) / ([.D$20] + [.I$14])" office:value-type="float" office:value="0.676287593529306" calcext:value-type="float">
            <text:p>0.67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3" calcext:value-type="float">
            <text:p>1.30</text:p>
          </table:table-cell>
          <table:table-cell table:style-name="ce35"/>
          <table:table-cell office:value-type="string" calcext:value-type="string">
            <text:p>therapy</text:p>
          </table:table-cell>
          <table:table-cell table:formula="of:=[.G13] / [.D$20]" office:value-type="float" office:value="0.0964338951955051" calcext:value-type="float">
            <text:p>0.096</text:p>
          </table:table-cell>
          <table:table-cell table:style-name="ce46" table:formula="of:=([.G13] - [.H13] * [.I$14]) / ([.D$20] + [.I$14])" office:value-type="float" office:value="0.0816916886181095" calcext:value-type="float">
            <text:p>0.08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yzepam</text:p>
          </table:table-cell>
          <table:table-cell office:value-type="string" calcext:value-type="string">
            <text:p>CBT</text:p>
          </table:table-cell>
          <table:table-cell table:style-name="ce80" office:value-type="float" office:value="1.4" calcext:value-type="float">
            <text:p>1.40</text:p>
          </table:table-cell>
          <table:table-cell table:style-name="ce35"/>
          <table:table-cell/>
          <table:table-cell table:formula="of:=([.G12] + [.G13]) / [.D$20]" office:value-type="float" office:value="0.809196193097122" calcext:value-type="float">
            <text:p>0.809</text:p>
          </table:table-cell>
          <table:table-cell table:style-name="ce46" table:formula="of:=(([.G12]+ [.G13]) - ([.H12]+[.H13]) * [.I$14]) / ([.D$20] +[.I$14])" office:value-type="float" office:value="0.757979282147416" calcext:value-type="float">
            <text:p>0.758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51" office:value-type="string" calcext:value-type="string">
            <text:p>SS<text:span text:style-name="T4">T</text:span></text:p>
          </table:table-cell>
          <table:table-cell table:style-name="ce51" table:formula="of:=COM.MICROSOFT.VAR.P([.D2:.D19]) * COUNT([.D2:.D19])" office:value-type="float" office:value="4.845" calcext:value-type="float">
            <text:p>4.845</text:p>
          </table:table-cell>
          <table:table-cell table:style-name="ce51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51" office:value-type="string" calcext:value-type="string">
            <text:p>Main effects + interaction</text:p>
          </table:table-cell>
          <table:table-cell table:style-name="Default"/>
          <table:table-cell table:number-columns-repeated="10"/>
        </table:table-row>
        <table:table-row table:style-name="ro5">
          <table:table-cell table:number-columns-repeated="6"/>
          <table:table-cell table:style-name="Default" office:value-type="string" calcext:value-type="string">
            <text:p><text:span text:style-name="T6">Y</text:span><text:span text:style-name="T7">.1 </text:span></text:p>
          </table:table-cell>
          <table:table-cell office:value-type="string" calcext:value-type="string">
            <text:p><text:span text:style-name="T6">Y</text:span><text:span text:style-name="T7">.2 </text:span></text:p>
          </table:table-cell>
          <table:table-cell office:value-type="string" calcext:value-type="string">
            <text:p><text:span text:style-name="T6">Y</text:span><text:span text:style-name="T7">..  </text:span></text:p>
          </table:table-cell>
          <table:table-cell table:number-columns-repeated="8"/>
        </table:table-row>
        <table:table-row table:style-name="ro5">
          <table:table-cell table:number-columns-repeated="5"/>
          <table:table-cell table:style-name="ce38" office:value-type="string" calcext:value-type="string">
            <text:p>Y<text:span text:style-name="T5">1. </text:span></text:p>
          </table:table-cell>
          <table:table-cell office:value-type="float" office:value="0.3" calcext:value-type="float">
            <text:p>0.300</text:p>
          </table:table-cell>
          <table:table-cell table:style-name="ce46" office:value-type="float" office:value="0.6" calcext:value-type="float">
            <text:p>0.600</text:p>
          </table:table-cell>
          <table:table-cell table:style-name="ce46" table:formula="of:=[.G4]" office:value-type="float" office:value="0.45" calcext:value-type="float">
            <text:p>0.450</text:p>
          </table:table-cell>
          <table:table-cell table:number-columns-repeated="8"/>
        </table:table-row>
        <table:table-row table:style-name="ro5">
          <table:table-cell table:number-columns-repeated="5"/>
          <table:table-cell table:style-name="ce38" office:value-type="string" calcext:value-type="string">
            <text:p>Y<text:span text:style-name="T5">2. </text:span></text:p>
          </table:table-cell>
          <table:table-cell office:value-type="float" office:value="0.4" calcext:value-type="float">
            <text:p>0.400</text:p>
          </table:table-cell>
          <table:table-cell table:style-name="ce46" office:value-type="float" office:value="1.033333" calcext:value-type="float">
            <text:p>1.033</text:p>
          </table:table-cell>
          <table:table-cell table:style-name="ce46" table:formula="of:=[.G5]" office:value-type="float" office:value="0.716666666666667" calcext:value-type="float">
            <text:p>0.717</text:p>
          </table:table-cell>
          <table:table-cell table:number-columns-repeated="8"/>
        </table:table-row>
        <table:table-row table:style-name="ro5">
          <table:table-cell table:number-columns-repeated="5"/>
          <table:table-cell table:style-name="ce38" office:value-type="string" calcext:value-type="string">
            <text:p>Y<text:span text:style-name="T5">3. </text:span></text:p>
          </table:table-cell>
          <table:table-cell office:value-type="float" office:value="1.466667" calcext:value-type="float">
            <text:p>1.467</text:p>
          </table:table-cell>
          <table:table-cell table:style-name="ce46" office:value-type="float" office:value="1.5" calcext:value-type="float">
            <text:p>1.500</text:p>
          </table:table-cell>
          <table:table-cell table:style-name="ce46" table:formula="of:=[.G6]" office:value-type="float" office:value="1.48333333333333" calcext:value-type="float">
            <text:p>1.483</text:p>
          </table:table-cell>
          <table:table-cell table:number-columns-repeated="8"/>
        </table:table-row>
        <table:table-row table:style-name="ro5">
          <table:table-cell table:number-columns-repeated="5"/>
          <table:table-cell table:style-name="ce38" office:value-type="string" calcext:value-type="string">
            <text:p><text:span text:style-name="T6">Y</text:span><text:span text:style-name="T7">..  </text:span></text:p>
          </table:table-cell>
          <table:table-cell table:formula="of:=[.G7]" office:value-type="float" office:value="0.722222222222222" calcext:value-type="float">
            <text:p>0.722</text:p>
          </table:table-cell>
          <table:table-cell table:style-name="ce46" table:formula="of:=[.G8]" office:value-type="float" office:value="1.04444444444444" calcext:value-type="float">
            <text:p>1.044</text:p>
          </table:table-cell>
          <table:table-cell table:style-name="ce46" table:formula="of:=[.G9]" office:value-type="float" office:value="0.883333333333333" calcext:value-type="float">
            <text:p>0.883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8"/>
          <table:table-cell table:style-name="Default"/>
          <table:table-cell table:number-columns-repeated="10"/>
        </table:table-row>
        <table:table-row table:style-name="ro5">
          <table:table-cell table:number-columns-repeated="5"/>
          <table:table-cell table:style-name="ce38" office:value-type="string" calcext:value-type="string">
            <text:p>Y<text:span text:style-name="T5">1. </text:span></text:p>
          </table:table-cell>
          <table:table-cell table:formula="of:=3 * ([.G23] - [.$I23] - [.G$26] + [.$I$26]) ^ 2" office:value-type="float" office:value="0.000370370370370375" calcext:value-type="float">
            <office:annotation office:display="true" draw:style-name="gr1" draw:text-style-name="P2" svg:width="5.126cm" svg:height="1.691cm" svg:x="16.964cm" svg:y="12.798cm" draw:caption-point-x="-4.685cm" draw:caption-point-y="0.113cm">
              <dc:creator>SJ</dc:creator>
              <dc:date>2020-05-19T00:00:00</dc:date>
              <text:p text:style-name="P1"><text:span text:style-name="T1">(αβ)</text:span><text:span text:style-name="T2">rc</text:span><text:span text:style-name="T1"> = Y</text:span><text:span text:style-name="T2">rc</text:span><text:span text:style-name="T1"> – Y</text:span><text:span text:style-name="T2">r.</text:span><text:span text:style-name="T1"> – Y</text:span><text:span text:style-name="T2">.c</text:span><text:span text:style-name="T1"> + Y</text:span><text:span text:style-name="T2">..</text:span><text:span text:style-name="T3"><text:line-break/></text:span><text:span text:style-name="T3">squared and multiplied by the N for that cell (3)</text:span></text:p>
            </office:annotation>
            <text:p>0.000</text:p>
          </table:table-cell>
          <table:table-cell table:style-name="ce46" table:formula="of:=3 * ([.H23] - [.$I23] - [.H$26] + [.$I$26]) ^ 2" office:value-type="float" office:value="0.00037037037037036" calcext:value-type="float">
            <text:p>0.000</text:p>
          </table:table-cell>
          <table:table-cell table:number-columns-repeated="9"/>
        </table:table-row>
        <table:table-row table:style-name="ro5">
          <table:table-cell table:number-columns-repeated="5"/>
          <table:table-cell table:style-name="ce38" office:value-type="string" calcext:value-type="string">
            <text:p>Y<text:span text:style-name="T5">2. </text:span></text:p>
          </table:table-cell>
          <table:table-cell table:formula="of:=3 * ([.G24] - [.$I24] - [.G$26] + [.$I$26]) ^ 2" office:value-type="float" office:value="0.0725925925925926" calcext:value-type="float">
            <text:p>0.073</text:p>
          </table:table-cell>
          <table:table-cell table:style-name="ce46" table:formula="of:=3 * ([.H24] - [.$I24] - [.H$26] + [.$I$26]) ^ 2" office:value-type="float" office:value="0.0725922814818148" calcext:value-type="float">
            <text:p>0.073</text:p>
          </table:table-cell>
          <table:table-cell table:number-columns-repeated="9"/>
        </table:table-row>
        <table:table-row table:style-name="ro5">
          <table:table-cell table:number-columns-repeated="5"/>
          <table:table-cell table:style-name="ce38" office:value-type="string" calcext:value-type="string">
            <text:p>Y<text:span text:style-name="T5">3. </text:span></text:p>
          </table:table-cell>
          <table:table-cell table:formula="of:=3 * ([.G25] - [.$I25] - [.G$26] + [.$I$26]) ^ 2" office:value-type="float" office:value="0.0625928814818148" calcext:value-type="float">
            <text:p>0.063</text:p>
          </table:table-cell>
          <table:table-cell table:style-name="ce46" table:formula="of:=3 * ([.H25] - [.$I25] - [.H$26] + [.$I$26]) ^ 2" office:value-type="float" office:value="0.0625925925925926" calcext:value-type="float">
            <text:p>0.06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8"/>
          <table:table-cell table:formula="of:=SUM([.G28:.H30])" office:value-type="float" office:value="0.271111088889555" calcext:value-type="float">
            <text:p>0.271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37"/>
          <table:table-cell table:style-name="ce37" office:value-type="string" calcext:value-type="string">
            <text:p>SS</text:p>
          </table:table-cell>
          <table:table-cell table:style-name="ce37" office:value-type="string" calcext:value-type="string">
            <text:p>df</text:p>
          </table:table-cell>
          <table:table-cell table:style-name="ce37" office:value-type="string" calcext:value-type="string">
            <text:p>MS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7" office:value-type="string" calcext:value-type="string">
            <text:p>drug</text:p>
          </table:table-cell>
          <table:table-cell table:formula="of:=SUM([.H4:.H6])" office:value-type="float" office:value="3.45333333333333" calcext:value-type="float">
            <text:p>3.453</text:p>
          </table:table-cell>
          <table:table-cell office:value-type="float" office:value="2" calcext:value-type="float">
            <text:p>2</text:p>
          </table:table-cell>
          <table:table-cell table:style-name="ce46" table:formula="of:=[.G34]/[.H34]" office:value-type="float" office:value="1.72666666666667" calcext:value-type="float">
            <text:p>1.727</text:p>
          </table:table-cell>
          <table:table-cell table:style-name="ce46" table:formula="of:=[.I34]/[.I$37]" office:value-type="float" office:value="31.7142846356009" calcext:value-type="float">
            <text:p>31.714</text:p>
          </table:table-cell>
          <table:table-cell table:style-name="ce39" table:formula="of:=COM.MICROSOFT.F.DIST.RT([.J34]; [.H34]; [.H$37])" office:value-type="float" office:value="0.0000162133312483917" calcext:value-type="float">
            <text:p>0.000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7" office:value-type="string" calcext:value-type="string">
            <text:p>therapy</text:p>
          </table:table-cell>
          <table:table-cell table:formula="of:=SUM([.H7:.H8])" office:value-type="float" office:value="0.467222222222222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style-name="ce46" table:formula="of:=[.G35]/[.H35]" office:value-type="float" office:value="0.467222222222222" calcext:value-type="float">
            <text:p>0.467</text:p>
          </table:table-cell>
          <table:table-cell table:style-name="ce46" table:formula="of:=[.I35]/[.I$37]" office:value-type="float" office:value="8.58163236117773" calcext:value-type="float">
            <text:p>8.582</text:p>
          </table:table-cell>
          <table:table-cell table:style-name="ce39" table:formula="of:=COM.MICROSOFT.F.DIST.RT([.J35]; [.H35]; [.H$37])" office:value-type="float" office:value="0.0126170459574237" calcext:value-type="float">
            <text:p>0.012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7" office:value-type="string" calcext:value-type="string">
            <text:p>drug * therapy</text:p>
          </table:table-cell>
          <table:table-cell table:formula="of:=[.G31]" office:value-type="float" office:value="0.271111088889555" calcext:value-type="float">
            <text:p>0.271</text:p>
          </table:table-cell>
          <table:table-cell office:value-type="float" office:value="2" calcext:value-type="float">
            <text:p>2</text:p>
          </table:table-cell>
          <table:table-cell table:style-name="ce46" table:formula="of:=[.G36]/[.H36]" office:value-type="float" office:value="0.135555544444778" calcext:value-type="float">
            <text:p>0.136</text:p>
          </table:table-cell>
          <table:table-cell table:style-name="ce46" table:formula="of:=[.I36]/[.I$37]" office:value-type="float" office:value="2.48979562960745" calcext:value-type="float">
            <text:p>2.490</text:p>
          </table:table-cell>
          <table:table-cell table:style-name="ce39" table:formula="of:=COM.MICROSOFT.F.DIST.RT([.J36]; [.H36]; [.H$37])" office:value-type="float" office:value="0.124601734340503" calcext:value-type="float">
            <text:p>0.1246</text:p>
          </table:table-cell>
          <table:table-cell table:number-columns-repeated="5"/>
          <table:table-cell table:style-name="ce39"/>
        </table:table-row>
        <table:table-row table:style-name="ro1">
          <table:table-cell table:number-columns-repeated="5"/>
          <table:table-cell table:style-name="ce37" office:value-type="string" calcext:value-type="string">
            <text:p>Residuals</text:p>
          </table:table-cell>
          <table:table-cell table:formula="of:=[.D20]-SUM([.G34:.G36])" office:value-type="float" office:value="0.653333355554889" calcext:value-type="float">
            <text:p>0.653</text:p>
          </table:table-cell>
          <table:table-cell table:formula="of:=COUNT([.D2:.D19]) - [.H12] - [.H13] - [.H36] - 1" office:value-type="float" office:value="12" calcext:value-type="float">
            <text:p>12</text:p>
          </table:table-cell>
          <table:table-cell table:style-name="ce46" table:formula="of:=[.G37]/[.H37]" office:value-type="float" office:value="0.0544444462962407" calcext:value-type="float">
            <text:p>0.054</text:p>
          </table:table-cell>
          <table:table-cell table:style-name="ce46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number-columns-repeated="6"/>
          <table:table-cell table:style-name="Default" office:value-type="string" calcext:value-type="string">
            <text:p>η²</text:p>
          </table:table-cell>
          <table:table-cell office:value-type="string" calcext:value-type="string">
            <text:p>ω²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rug</text:p>
          </table:table-cell>
          <table:table-cell table:formula="of:=[.G34] / [.D$20]" office:value-type="float" office:value="0.712762297901616" calcext:value-type="float">
            <text:p>0.713</text:p>
          </table:table-cell>
          <table:table-cell table:style-name="ce46" table:formula="of:=([.G34] - [.H34]* [.I$14]) / ([.D$20] + [.I$14])" office:value-type="float" office:value="0.676287593529306" calcext:value-type="float">
            <text:p>0.6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herapy</text:p>
          </table:table-cell>
          <table:table-cell table:formula="of:=[.G35] / [.D$20]" office:value-type="float" office:value="0.0964338951955051" calcext:value-type="float">
            <text:p>0.096</text:p>
          </table:table-cell>
          <table:table-cell table:style-name="ce46" table:formula="of:=([.G35] - [.H35]* [.I$14]) / ([.D$20] + [.I$14])" office:value-type="float" office:value="0.0816916886181095" calcext:value-type="float">
            <text:p>0.08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0" office:value-type="string" calcext:value-type="string">
            <text:p>drug * therapy</text:p>
          </table:table-cell>
          <table:table-cell table:formula="of:=[.G36] / [.D$20]" office:value-type="float" office:value="0.0559568810917554" calcext:value-type="float">
            <text:p>0.056</text:p>
          </table:table-cell>
          <table:table-cell table:style-name="ce46" table:formula="of:=([.G36] - [.H36]* [.I$14]) / ([.D$20] + [.I$14])" office:value-type="float" office:value="0.0283133166342117" calcext:value-type="float">
            <text:p>0.028</text:p>
          </table:table-cell>
          <table:table-cell table:number-columns-repeated="9"/>
        </table:table-row>
        <table:table-row table:style-name="ro1">
          <table:table-cell table:number-columns-repeated="6"/>
          <table:table-cell table:formula="of:=SUM([.G34:.G36]) / [.D$20]" office:value-type="float" office:value="0.865153074188877" calcext:value-type="float">
            <text:p>0.865</text:p>
          </table:table-cell>
          <table:table-cell table:style-name="ce46" table:formula="of:=(SUM([.G34:.G36]) - SUM([.H34:.H36]) * [.I$14]) / ([.D$20] +[.I$14])" office:value-type="float" office:value="0.786292598781628" calcext:value-type="float">
            <text:p>0.786</text:p>
          </table:table-cell>
          <table:table-cell table:number-columns-repeated="9"/>
        </table:table-row>
      </table:table>
      <table:table table:name="Alpha error inflatio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6"/>
        <table:table-row table:style-name="ro4">
          <table:table-cell table:style-name="ce92" office:value-type="string" calcext:value-type="string">
            <text:p>Levels</text:p>
          </table:table-cell>
          <table:table-cell table:style-name="ce92" office:value-type="string" calcext:value-type="string">
            <text:p>Comparisons</text:p>
          </table:table-cell>
          <table:table-cell table:style-name="ce92" office:value-type="string" calcext:value-type="string">
            <text:p>α (experiment-wis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 * ([.A2] - 1) / 2" office:value-type="float" office:value="1" calcext:value-type="float">
            <text:p>1</text:p>
          </table:table-cell>
          <table:table-cell table:formula="of:=1 - 0.95 ^ [.B2]" office:value-type="float" office:value="0.0499999999999999" calcext:value-type="float">
            <text:p>0.0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 * ([.A3] - 1) / 2" office:value-type="float" office:value="3" calcext:value-type="float">
            <text:p>3</text:p>
          </table:table-cell>
          <table:table-cell table:formula="of:=1 - 0.95 ^ [.B3]" office:value-type="float" office:value="0.142625" calcext:value-type="float">
            <text:p>0.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 * ([.A4] - 1) / 2" office:value-type="float" office:value="6" calcext:value-type="float">
            <text:p>6</text:p>
          </table:table-cell>
          <table:table-cell table:formula="of:=1 - 0.95 ^ [.B4]" office:value-type="float" office:value="0.264908109375" calcext:value-type="float">
            <text:p>0.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 * ([.A5] - 1) / 2" office:value-type="float" office:value="10" calcext:value-type="float">
            <text:p>10</text:p>
          </table:table-cell>
          <table:table-cell table:formula="of:=1 - 0.95 ^ [.B5]" office:value-type="float" office:value="0.401263060761621" calcext:value-type="float">
            <text:p>0.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 * ([.A6] - 1) / 2" office:value-type="float" office:value="15" calcext:value-type="float">
            <text:p>15</text:p>
          </table:table-cell>
          <table:table-cell table:formula="of:=1 - 0.95 ^ [.B6]" office:value-type="float" office:value="0.536708769840246" calcext:value-type="float">
            <text:p>0.5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 * ([.A7] - 1) / 2" office:value-type="float" office:value="21" calcext:value-type="float">
            <text:p>21</text:p>
          </table:table-cell>
          <table:table-cell table:formula="of:=1 - 0.95 ^ [.B7]" office:value-type="float" office:value="0.659438373711884" calcext:value-type="float">
            <text:p>0.6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 * ([.A8] - 1) / 2" office:value-type="float" office:value="28" calcext:value-type="float">
            <text:p>28</text:p>
          </table:table-cell>
          <table:table-cell table:formula="of:=1 - 0.95 ^ [.B8]" office:value-type="float" office:value="0.762173114744667" calcext:value-type="float">
            <text:p>0.7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 * ([.A9] - 1) / 2" office:value-type="float" office:value="36" calcext:value-type="float">
            <text:p>36</text:p>
          </table:table-cell>
          <table:table-cell table:formula="of:=1 - 0.95 ^ [.B9]" office:value-type="float" office:value="0.842220785211773" calcext:value-type="float">
            <text:p>0.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 * ([.A10] - 1) / 2" office:value-type="float" office:value="45" calcext:value-type="float">
            <text:p>45</text:p>
          </table:table-cell>
          <table:table-cell table:formula="of:=1 - 0.95 ^ [.B10]" office:value-type="float" office:value="0.900559743012907" calcext:value-type="float">
            <text:p>0.9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 * ([.A11] - 1) / 2" office:value-type="float" office:value="55" calcext:value-type="float">
            <text:p>55</text:p>
          </table:table-cell>
          <table:table-cell table:formula="of:=1 - 0.95 ^ [.B11]" office:value-type="float" office:value="0.94046144489447" calcext:value-type="float">
            <text:p>0.9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 * ([.A12] - 1) / 2" office:value-type="float" office:value="66" calcext:value-type="float">
            <text:p>66</text:p>
          </table:table-cell>
          <table:table-cell table:formula="of:=1 - 0.95 ^ [.B12]" office:value-type="float" office:value="0.966134464361967" calcext:value-type="float">
            <text:p>0.9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 * ([.A13] - 1) / 2" office:value-type="float" office:value="78" calcext:value-type="float">
            <text:p>78</text:p>
          </table:table-cell>
          <table:table-cell table:formula="of:=1 - 0.95 ^ [.B13]" office:value-type="float" office:value="0.981700416193891" calcext:value-type="float">
            <text:p>0.9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 * ([.A14] - 1) / 2" office:value-type="float" office:value="91" calcext:value-type="float">
            <text:p>91</text:p>
          </table:table-cell>
          <table:table-cell table:formula="of:=1 - 0.95 ^ [.B14]" office:value-type="float" office:value="0.990606053525824" calcext:value-type="float">
            <text:p>0.9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 * ([.A15] - 1) / 2" office:value-type="float" office:value="105" calcext:value-type="float">
            <text:p>105</text:p>
          </table:table-cell>
          <table:table-cell table:formula="of:=1 - 0.95 ^ [.B15]" office:value-type="float" office:value="0.995418807349394" calcext:value-type="float">
            <text:p>0.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 * ([.A16] - 1) / 2" office:value-type="float" office:value="120" calcext:value-type="float">
            <text:p>120</text:p>
          </table:table-cell>
          <table:table-cell table:formula="of:=1 - 0.95 ^ [.B16]" office:value-type="float" office:value="0.997877573621302" calcext:value-type="float">
            <text:p>0.998</text:p>
          </table:table-cell>
        </table:table-row>
      </table:table>
      <table:named-expressions/>
      <table:database-ranges>
        <table:database-range table:name="__Anonymous_Sheet_DB__0" table:target-range-address="'One-way ANOVA'.A1:'One-way ANOVA'.D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'Factorial ANOVA'.A1:'Factorial ANOVA'.E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number:number-style style:name="N112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5:22:45.299549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an Jentschke</meta:initial-creator>
    <meta:creation-date>2020-05-17T21:18:44.160860712</meta:creation-date>
    <dc:date>2020-05-21T16:12:20.463675608</dc:date>
    <dc:creator>Sebastian Jentschke</dc:creator>
    <meta:editing-duration>PT14H52M19S</meta:editing-duration>
    <meta:editing-cycles>14</meta:editing-cycles>
    <meta:generator>LibreOffice/6.4.3.2$Linux_X86_64 LibreOffice_project/747b5d0ebf89f41c860ec2a39efd7cb15b54f2d8</meta:generator>
    <meta:document-statistic meta:table-count="3" meta:cell-count="446" meta:object-count="0"/>
  </office:meta>
</office:document-meta>
</file>